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87cm"/>
    </style:style>
    <style:style style:name="co2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107">
      <style:table-cell-properties style:rotation-align="none"/>
    </style:style>
    <style:style style:name="ce4" style:family="table-cell" style:parent-style-name="Default" style:data-style-name="N108">
      <style:table-cell-properties style:rotation-align="none"/>
    </style:style>
    <style:style style:name="ce5" style:family="table-cell" style:parent-style-name="Default" style:data-style-name="N10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table:formula="of:=250000000000" office:value-type="float" office:value="250000000000">
            <text:p>250000000000,00</text:p>
          </table:table-cell>
          <table:table-cell table:number-columns-repeated="63"/>
        </table:table-row>
        <table:table-row table:style-name="ro1">
          <table:table-cell table:style-name="ce2" table:formula="of:=[.A1]" office:value-type="float" office:value="250000000000">
            <text:p>2,50E+11</text:p>
          </table:table-cell>
          <table:table-cell table:number-columns-repeated="63"/>
        </table:table-row>
        <table:table-row table:style-name="ro1">
          <table:table-cell table:style-name="ce3" table:formula="of:=[.A1]" office:value-type="float" office:value="250000000000">
            <text:p>250,0E+9</text:p>
          </table:table-cell>
          <table:table-cell table:number-columns-repeated="63"/>
        </table:table-row>
        <table:table-row table:style-name="ro1">
          <table:table-cell table:style-name="ce4" table:formula="of:=[.A1]" office:value-type="float" office:value="250000000000">
            <text:p>2,500E11</text:p>
          </table:table-cell>
          <table:table-cell table:number-columns-repeated="63"/>
        </table:table-row>
        <table:table-row table:style-name="ro1">
          <table:table-cell table:style-name="ce5" table:formula="of:=[.A1]" office:value-type="float" office:value="250000000000">
            <text:p>25,000E+10</text:p>
          </table:table-cell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">
      <number:scientific-number number:decimal-places="3" number:min-decimal-places="3" number:min-integer-digits="1" number:min-exponent-digits="2" number:exponent-interval="1" number:forced-exponent-sign="false"/>
    </number:number-style>
    <number:number-style style:name="N109" number:title="User-defined">
      <number:scientific-number number:decimal-places="3" number:min-decimal-places="3" number:min-integer-digits="1" number:min-exponent-digits="1" number:exponent-interval="2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14:28:01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dc:creator>Regina Henschel</dc:creator>
    <meta:creation-date>2020-05-23T00:17:36</meta:creation-date>
    <dc:date>2020-05-23T14:14:28.188000000</dc:date>
    <meta:generator>LOdaily_20Mai/7.0.0.0.alpha1$Windows_X86_64 LibreOffice_project/0f855cc3f01fc77937e82738192fae4ee8325227</meta:generator>
    <meta:editing-duration>PT10M17S</meta:editing-duration>
    <meta:editing-cycles>2</meta:editing-cycles>
    <meta:document-statistic meta:table-count="1" meta:cell-count="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